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28%" fo:orphans="2" fo:widows="2" fo:text-indent="0in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29303b" style:font-name="Open Sans" fo:font-size="1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29303b" style:font-name="Open Sans" fo:font-size="11.25pt" fo:letter-spacing="normal" fo:font-style="normal" fo:font-weight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art 3 - Classification</text:p>
      <text:p text:style-name="P2">Section 11, Lecture 84</text:p>
      <text:p text:style-name="P3">Welcome to Part 3 - Classification!</text:p>
      <text:p text:style-name="P4"/>
      <text:p text:style-name="P3">Unlike regression where you predict a continuous number, you use classification to predict a category. There is a wide variety of classification applications from medicine to marketing. Classification models include linear models like Logistic Regression, SVM, and nonlinear ones like K-NN, Kernel SVM and Random Forests.</text:p>
      <text:p text:style-name="P3">In this part, you will understand and learn how to implement the following Machine Learning Classification models:</text:p>
      <text:list xml:id="list2861733540" text:style-name="L1">
        <text:list-item>
          <text:p text:style-name="P5">Logistic Regression</text:p>
        </text:list-item>
        <text:list-item>
          <text:p text:style-name="P5">K-Nearest Neighbors (K-NN)</text:p>
        </text:list-item>
        <text:list-item>
          <text:p text:style-name="P5">Support Vector Machine (SVM)</text:p>
        </text:list-item>
        <text:list-item>
          <text:p text:style-name="P5">Kernel SVM</text:p>
        </text:list-item>
        <text:list-item>
          <text:p text:style-name="P5">Naive Bayes</text:p>
        </text:list-item>
        <text:list-item>
          <text:p text:style-name="P5">Decision Tree Classification</text:p>
        </text:list-item>
        <text:list-item>
          <text:p text:style-name="P5">Random Forest Classification</text:p>
        </text:list-item>
      </text:list>
      <text:p text:style-name="P4"/>
      <text:p text:style-name="P3">Enjoy Machine Learn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3:38:56.841151640</meta:creation-date>
    <dc:date>2018-10-11T23:43:52.247955693</dc:date>
    <meta:editing-duration>PT4M56S</meta:editing-duration>
    <meta:editing-cycles>1</meta:editing-cycles>
    <meta:document-statistic meta:table-count="0" meta:image-count="0" meta:object-count="0" meta:page-count="1" meta:paragraph-count="13" meta:word-count="108" meta:character-count="713" meta:non-whitespace-character-count="625"/>
    <meta:generator>LibreOffice/6.0.6.2$Linux_X86_64 LibreOffice_project/00m0$Build-2</meta:generator>
  </office:meta>
</office:document-meta>
</file>